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bold" officeooo:paragraph-rsid="00096fb7" style:font-weight-asian="bold" style:font-weight-complex="bold"/>
    </style:style>
    <style:style style:name="P4" style:family="paragraph" style:parent-style-name="Standard">
      <style:text-properties style:font-name="Arial" officeooo:rsid="00096fb7" officeooo:paragraph-rsid="00096fb7"/>
    </style:style>
    <style:style style:name="P5" style:family="paragraph" style:parent-style-name="Standard">
      <style:text-properties style:font-name="Arial" officeooo:paragraph-rsid="00096fb7"/>
    </style:style>
    <style:style style:name="P6" style:family="paragraph" style:parent-style-name="Standard">
      <style:paragraph-properties fo:text-align="start" style:justify-single-word="false"/>
      <style:text-properties style:font-name="Arial"/>
    </style:style>
    <style:style style:name="T1" style:family="text">
      <style:text-properties officeooo:rsid="00096f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TEADY TEA: A more practical well being.</text:span></text:p>
      <text:p text:style-name="P3"/>
      <text:p text:style-name="P3">Train with Steady Tea Today. 25% OFF! Brand New Natural Alertness.</text:p>
      <text:p text:style-name="P1"/>
      <text:p text:style-name="P4">Main Image</text:p>
      <text:p text:style-name="P1"><text:s text:c="8"/></text:p>
      <text:p text:style-name="P1">Dear Ash</text:p>
      <text:p text:style-name="P1"/>
      <text:p text:style-name="P1">Aliquam euismod malesuada tellus. Mauris posuere aliquam odio, at finibus neque commodo vitae. Proin tristique est et sem viverra interdum. Praesent maximus maximus neque, et ultricies nisi faucibus nisi orci, volutpat porttitor viverra ac, viverra vel mauris. Nulleget. Aenean nibh nulla, feugiat fermentum augue. Vivamus lacimagna, ac posuere orci lacus eget nisi. </text:p>
      <text:p text:style-name="P1"/>
      <text:p text:style-name="P1">Team Steady Tea</text:p>
      <text:p text:style-name="P1"><text:s text:c="32"/></text:p>
      <text:p text:style-name="P1"><text:span text:style-name="T1">(</text:span>STEADY SET GO!<text:span text:style-name="T1">)</text:span></text:p>
      <text:p text:style-name="P1"><text:s text:c="40"/></text:p>
      <text:p text:style-name="P1"/>
      <text:p text:style-name="P3"><text:s/>“Boxing”</text:p>
      <text:p text:style-name="P3"/>
      <text:p text:style-name="P3"><text:s/>Mix Steady Tea into your Plans</text:p>
      <text:p text:style-name="P5"><text:s/>Lorem ipsum dolor sit amet consectetur incididunt ut labore et dolore magna aliqua elit sed do eiusmod.</text:p>
      <text:p text:style-name="P5"/>
      <text:p text:style-name="P3"><text:span text:style-name="T1">(</text:span>Get Started!<text:span text:style-name="T1">)</text:span></text:p>
      <text:p text:style-name="P1"><text:s text:c="22"/></text:p>
      <text:p text:style-name="P2">"Bench Press" </text:p>
      <text:p text:style-name="P2"/>
      <text:p text:style-name="P2"><text:s/>Lifting heavy to build muscle</text:p>
      <text:p text:style-name="P1">Lorem ipsum dolor sit amet consectetur incididunt ut labore et dolore magna aliqua elit sed do eiusmod.</text:p>
      <text:p text:style-name="P1"/>
      <text:p text:style-name="P2"><text:span text:style-name="T1">(</text:span>Get Started!<text:span text:style-name="T1">)</text:span></text:p>
      <text:p text:style-name="P1"/>
      <text:p text:style-name="P5">Facebook</text:p>
      <text:p text:style-name="P5">Instagram</text:p>
      <text:p text:style-name="P5">Twitter </text:p>
      <text:p text:style-name="P1"/>
      <text:p text:style-name="P1"/>
      <text:p text:style-name="P6">Copyright <text:s text:c="3"/>2018 - 2019 Floor Sixteen, All rights reserved.</text:p>
      <text:p text:style-name="P6"><text:s text:c="49"/></text:p>
      <text:p text:style-name="P6"><text:s/>Floor Sixteen PO BOX 3108 San Diego, CA <text:s/>92115 USA</text:p>
      <text:p text:style-name="P6"/>
      <text:p text:style-name="P1">Web Version</text:p>
      <text:p text:style-name="P1"/>
      <text:p text:style-name="P1">Unsubscrib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9:03:17.984000000</meta:creation-date>
    <dc:date>2018-07-13T19:15:17.883000000</dc:date>
    <meta:editing-duration>PT46S</meta:editing-duration>
    <meta:editing-cycles>1</meta:editing-cycles>
    <meta:document-statistic meta:table-count="0" meta:image-count="0" meta:object-count="0" meta:page-count="1" meta:paragraph-count="27" meta:word-count="157" meta:character-count="1150" meta:non-whitespace-character-count="852"/>
    <meta:generator>LibreOffice/5.4.4.2$Windows_X86_64 LibreOffice_project/2524958677847fb3bb44820e40380acbe820f960</meta:generator>
  </office:meta>
</office:document-meta>
</file>